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2cb" officeooo:paragraph-rsid="000172cb"/>
    </style:style>
    <style:style style:name="P2" style:family="paragraph" style:parent-style-name="Standard">
      <style:text-properties officeooo:rsid="000f5775" officeooo:paragraph-rsid="000f5775"/>
    </style:style>
    <style:style style:name="P3" style:family="paragraph" style:parent-style-name="Standard">
      <style:text-properties officeooo:rsid="0014cbd2" officeooo:paragraph-rsid="0014cbd2"/>
    </style:style>
    <style:style style:name="P4" style:family="paragraph" style:parent-style-name="Standard">
      <style:text-properties officeooo:rsid="001a1d75" officeooo:paragraph-rsid="001a1d75"/>
    </style:style>
    <style:style style:name="P5" style:family="paragraph" style:parent-style-name="Standard">
      <style:text-properties officeooo:rsid="002ededf" officeooo:paragraph-rsid="002ededf"/>
    </style:style>
    <style:style style:name="P6" style:family="paragraph" style:parent-style-name="Standard">
      <style:text-properties fo:font-weight="bold" officeooo:rsid="001a1d75" officeooo:paragraph-rsid="002ededf" style:font-weight-asian="bold" style:font-weight-complex="bold"/>
    </style:style>
    <style:style style:name="P7" style:family="paragraph" style:parent-style-name="Standard">
      <style:text-properties officeooo:rsid="0031b4cf" officeooo:paragraph-rsid="0031b4cf"/>
    </style:style>
    <style:style style:name="P8" style:family="paragraph" style:parent-style-name="Standard">
      <style:text-properties officeooo:paragraph-rsid="0049f77f"/>
    </style:style>
    <style:style style:name="P9" style:family="paragraph" style:parent-style-name="Standard">
      <style:text-properties officeooo:rsid="000172cb" officeooo:paragraph-rsid="001a1d75"/>
    </style:style>
    <style:style style:name="P10" style:family="paragraph" style:parent-style-name="Standard">
      <style:text-properties officeooo:rsid="000172cb" officeooo:paragraph-rsid="004ce83a"/>
    </style:style>
    <style:style style:name="P11" style:family="paragraph" style:parent-style-name="Standard">
      <style:text-properties officeooo:rsid="000172cb" officeooo:paragraph-rsid="000172cb"/>
    </style:style>
    <style:style style:name="P12" style:family="paragraph" style:parent-style-name="Standard">
      <style:text-properties officeooo:rsid="004e2e39" officeooo:paragraph-rsid="004e2e39"/>
    </style:style>
    <style:style style:name="P13" style:family="paragraph" style:parent-style-name="Standard">
      <style:text-properties officeooo:rsid="0014cbd2" officeooo:paragraph-rsid="0014cbd2"/>
    </style:style>
    <style:style style:name="P14" style:family="paragraph" style:parent-style-name="Standard">
      <style:text-properties officeooo:rsid="00588471" officeooo:paragraph-rsid="00588471"/>
    </style:style>
    <style:style style:name="T1" style:family="text">
      <style:text-properties officeooo:rsid="003572a2"/>
    </style:style>
    <style:style style:name="T2" style:family="text">
      <style:text-properties fo:font-size="14pt" fo:font-weight="bold" officeooo:rsid="0049f77f" style:font-size-asian="14pt" style:font-weight-asian="bold" style:font-size-complex="14pt" style:font-weight-complex="bold"/>
    </style:style>
    <style:style style:name="T3" style:family="text">
      <style:text-properties officeooo:rsid="004ce83a"/>
    </style:style>
    <style:style style:name="T4" style:family="text">
      <style:text-properties officeooo:rsid="000172cb"/>
    </style:style>
    <style:style style:name="T5" style:family="text">
      <style:text-properties officeooo:rsid="004e2e39"/>
    </style:style>
    <style:style style:name="T6" style:family="text">
      <style:text-properties officeooo:rsid="00525f12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officeooo:rsid="005505b7"/>
    </style:style>
    <style:style style:name="T9" style:family="text">
      <style:text-properties officeooo:rsid="0056f02d"/>
    </style:style>
    <style:style style:name="T10" style:family="text">
      <style:text-properties officeooo:rsid="005a5a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21"/><text:tab/><text:tab/><text:tab/><text:tab/><text:tab/><text:tab/><text:tab/><text:tab/><text:tab/> <text:s/>Mr NE Ramashia</text:p>
      <text:p text:style-name="P8"><text:span text:style-name="T2"><text:s text:c="10"/></text:span><text:span text:style-name="T4"><text:tab/><text:tab/> <text:s text:c="20"/><text:tab/><text:tab/><text:tab/><text:tab/><text:tab/><text:tab/><text:tab/><text:tab/><text:tab/> <text:s/></text:span><text:span text:style-name="T3">Mabvete Village</text:span></text:p>
      <text:p text:style-name="P8"><text:tab/><text:tab/><text:tab/><text:tab/><text:tab/><text:tab/><text:tab/><text:tab/><text:tab/><text:tab/><text:tab/><text:tab/><text:tab/><text:tab/><text:tab/> <text:s/><text:span text:style-name="T3">P.O.Box 2279</text:span></text:p>
      <text:p text:style-name="P8"><text:tab/><text:tab/><text:tab/><text:tab/><text:tab/><text:tab/><text:tab/><text:tab/><text:tab/><text:tab/><text:tab/><text:tab/><text:tab/><text:tab/><text:tab/> <text:s/><text:span text:style-name="T3">Manenzhe</text:span></text:p>
      <text:p text:style-name="P8"><text:tab/><text:tab/><text:tab/><text:tab/><text:tab/><text:tab/><text:tab/><text:tab/><text:tab/><text:tab/><text:tab/><text:tab/><text:tab/><text:tab/><text:tab/> <text:s/><text:span text:style-name="T3">0967</text:span></text:p>
      <text:p text:style-name="P1"><text:tab/><text:tab/><text:tab/><text:tab/><text:tab/><text:tab/><text:tab/><text:tab/><text:tab/><text:tab/><text:tab/><text:tab/><text:tab/><text:tab/><text:tab/> <text:s/>South Africa</text:p>
      <text:p text:style-name="P4"><text:tab/><text:tab/><text:tab/><text:tab/><text:tab/><text:tab/><text:tab/><text:tab/><text:tab/><text:tab/><text:tab/><text:tab/><text:tab/><text:tab/><text:tab/> <text:s/><text:a xlink:type="simple" xlink:href="mailto:Edwardn411@gmail.com" text:style-name="Internet_20_link" text:visited-style-name="Visited_20_Internet_20_Link"><text:span text:style-name="T3">Nduvho.Ramashia@</text:span></text:a><text:a xlink:type="simple" xlink:href="mailto:Edwardn411@gmail.com" text:style-name="Internet_20_link" text:visited-style-name="Visited_20_Internet_20_Link">gmail.com</text:a></text:p>
      <text:p text:style-name="P4"><text:tab/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text:tab/> <text:s/>0<text:span text:style-name="T3">6</text:span> <text:span text:style-name="T3">December</text:span> 20<text:span text:style-name="T3">22</text:span></text:p>
      <text:p text:style-name="P4"><text:tab/><text:tab/><text:tab/><text:tab/><text:tab/><text:tab/><text:tab/><text:tab/><text:tab/><text:tab/><text:tab/><text:tab/><text:tab/><text:tab/><text:tab/> <text:s/></text:p>
      <text:p text:style-name="P9"/>
      <text:p text:style-name="P10">199 Oxford Road </text:p>
      <text:p text:style-name="P10">Oxford Parks Dunkeld 2196</text:p>
      <text:p text:style-name="P10">Johannesburg</text:p>
      <text:p text:style-name="P10">2000</text:p>
      <text:p text:style-name="P10"/>
      <text:p text:style-name="P1"/>
      <text:p text:style-name="P1">Dear Sir / Madam</text:p>
      <text:p text:style-name="P1"/>
      <text:p text:style-name="P1">My name is Nduvho Edward Ramashia. <text:span text:style-name="T5">I unfortunately could not get my parents’ most recent proof of payment. He is however still under the same employment which he was when I was found financially eligible for NSFAS, </text:span><text:span text:style-name="T6">which was not long after discontinued d</text:span><text:span text:style-name="T8">ue</text:span><text:span text:style-name="T6"> to the n+1 rule which considered when I was first registered at a tertiary institution. </text:span></text:p>
      <text:p text:style-name="P14">I will however be more than happy to go get the most recent proof of payment if needs be. </text:p>
      <text:p text:style-name="P1"/>
      <text:p text:style-name="P12">I am also not employed since I still a full-time undergraduate, <text:span text:style-name="T9">hence the absence of my proof of payment</text:span>. </text:p>
      <text:p text:style-name="P2"/>
      <text:p text:style-name="P7">Thank <text:span text:style-name="T1">you</text:span> for your time and consideration.</text:p>
      <text:p text:style-name="P3"/>
      <text:p text:style-name="P3"/>
      <text:p text:style-name="P3"/>
      <text:p text:style-name="P3">Yours sincerely</text:p>
      <text:p text:style-name="P5">Mr Nduvho E. Ramashia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7T21:52:53.975934050</meta:creation-date>
    <dc:date>2022-12-07T20:14:59.465759765</dc:date>
    <meta:editing-duration>PT3H2M49S</meta:editing-duration>
    <meta:editing-cycles>5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38" meta:character-count="1012" meta:non-whitespace-character-count="675"/>
  </office:meta>
</office:document-meta>
</file>